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Heading">
      <style:paragraph-properties fo:text-align="center"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s rendus des réunions du 18 septembre 2013 <text:line-break/>YSECO - CuisinAvenir</text:p>
      <text:p text:style-name="P1"/>
      <text:p text:style-name="P2">Personnes présentes :</text:p>
      <text:list xml:id="list19551256601" text:style-name="L1">
        <text:list-item>
          <text:p text:style-name="P4">Équipe projet YSECO</text:p>
          <text:list>
            <text:list-item>
              <text:p text:style-name="P4">Yahya BENTAHILA</text:p>
            </text:list-item>
            <text:list-item>
              <text:p text:style-name="P4">Sébastien DELECRAZ</text:p>
            </text:list-item>
            <text:list-item>
              <text:p text:style-name="P4">Christophe GUIEU</text:p>
            </text:list-item>
            <text:list-item>
              <text:p text:style-name="P4">Éloi PERDEREAU</text:p>
            </text:list-item>
            <text:list-item>
              <text:p text:style-name="P4">Oumar SISSOKO</text:p>
            </text:list-item>
          </text:list>
        </text:list-item>
        <text:list-item>
          <text:p text:style-name="P4">Client</text:p>
          <text:list>
            <text:list-item>
              <text:p text:style-name="P4">Jack JONES</text:p>
            </text:list-item>
          </text:list>
        </text:list-item>
      </text:list>
      <text:p text:style-name="P1"/>
      <text:h text:style-name="Heading_20_1" text:outline-level="1">Première réunion</text:h>
      <text:h text:style-name="Heading_20_2" text:outline-level="2">Présentation de l'entreprise</text:h>
      <text:p text:style-name="P1">Le client est le chef d'entreprise de la société CuisinAvenir. Il s'agit d'une entreprise composée d'un patron et de dix menuisiers. La société vend des modules de cuisine (plus petite granularité) à des professionnels du BTP.</text:p>
      <text:p text:style-name="P1">La chaîne de production se décompose en trois parties :</text:p>
      <text:list xml:id="list2013255491" text:style-name="L2">
        <text:list-item>
          <text:p text:style-name="P5">Commande de matière première par téléphone auprès de différents fournisseurs.</text:p>
        </text:list-item>
        <text:list-item>
          <text:p text:style-name="P5">Réception des matières premières (bois, vis, ...).</text:p>
        </text:list-item>
        <text:list-item>
          <text:p text:style-name="P5">Fabrication des modules (transformations du bois).</text:p>
        </text:list-item>
      </text:list>
      <text:p text:style-name="P1">La livraison se fait par le biais d'une société privée qui livre le produit et l'assemble.</text:p>
      <text:p text:style-name="P1">L'entreprise possède un stock de modules ainsi que de matières premières.</text:p>
      <text:p text:style-name="P1"/>
      <text:h text:style-name="Heading_20_2" text:outline-level="2">Demandes du client</text:h>
      <text:p text:style-name="P1">Le client souhaite une informatisation de la gestion de son activité via un site web qui lui permettra également de vendre ses produits à des particuliers.</text:p>
      <text:p text:style-name="P1"/>
      <text:h text:style-name="Heading_20_1" text:outline-level="1">Deuxième réunion</text:h>
      <text:p text:style-name="P1">Nous avons proposé au client un unique site web où il pourra se connecter et effectuer diverses tâches administratives :</text:p>
      <text:list xml:id="list1768197100" text:style-name="L3">
        <text:list-item>
          <text:p text:style-name="P6">Gérer les stocks (matières premières et modules)</text:p>
        </text:list-item>
        <text:list-item>
          <text:p text:style-name="P6">Gérer les commandes et les devis (possibilités de ristournes manuelles)</text:p>
        </text:list-item>
        <text:list-item>
          <text:p text:style-name="P6">Modifier son catalogue</text:p>
        </text:list-item>
        <text:list-item>
          <text:p text:style-name="P6">Gérer des promotions</text:p>
        </text:list-item>
      </text:list>
      <text:p text:style-name="P1">D'un point de vue acheteur, l'utilisateur pourra consulter le catalogue (mise en valeur des promotions courantes). Le catalogue est identique pour les professionnels et les particuliers. Le paiement pourra s'effectuer en ligne.</text:p>
      <text:p text:style-name="P1"/>
      <text:p text:style-name="P1">Nous avons convenu d'une solution d'hébergement par une entreprise privée qui inclut un coût annuel. Le référencement et la disponibilité du site web pourront s'effectuer avec un coût suppléme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ECRAZ Sebastien</meta:initial-creator>
    <meta:creation-date>2013-09-18T16:38:09</meta:creation-date>
    <meta:generator>LibreOffice/3.5$Linux_x86 LibreOffice_project/350m1$Build-2</meta:generator>
    <dc:date>2013-09-19T13:38:29</dc:date>
    <dc:creator>DELECRAZ Sebastien</dc:creator>
    <meta:editing-duration>PT26M7S</meta:editing-duration>
    <meta:editing-cycles>13</meta:editing-cycles>
    <meta:document-statistic meta:table-count="0" meta:image-count="0" meta:object-count="0" meta:page-count="1" meta:paragraph-count="29" meta:word-count="281" meta:character-count="1778" meta:non-whitespace-character-count="1540"/>
  </office:meta>
</office:document-meta>
</file>